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Condensed" svg:font-family="'Roboto Condensed', Tauri, 'Hiragino Sans GB', 'Microsoft YaHei', STHeiti, SimSun, 'Lucida Grande', 'Lucida Sans Unicode', 'Lucida Sans', 'Segoe UI', AppleSDGothicNeo-Medium, 'Malgun Gothic', Verdana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635cm" fo:widows="1" fo:text-indent="0cm" style:auto-text-indent="false"/>
      <style:text-properties fo:font-variant="normal" fo:text-transform="none" fo:color="#222222" style:font-name="Roboto Condensed" fo:font-size="11.25pt" fo:letter-spacing="normal" fo:font-style="normal" fo:font-weight="normal"/>
    </style:style>
    <style:style style:name="P2" style:family="paragraph" style:parent-style-name="Heading_20_2">
      <style:paragraph-properties fo:margin-left="0cm" fo:margin-right="0cm" fo:widows="1" fo:text-indent="0cm" style:auto-text-indent="false" fo:padding="0cm" fo:border="none"/>
      <style:text-properties fo:font-variant="normal" fo:text-transform="none" fo:color="#222222" style:font-name="Roboto Condensed" fo:letter-spacing="normal" fo:font-style="normal" fo:font-weight="bold"/>
    </style:style>
    <style:style style:name="P3" style:family="paragraph" style:parent-style-name="Heading_20_1">
      <style:text-properties fo:font-variant="normal" fo:text-transform="none" fo:color="#222222" style:font-name="Roboto Condensed" fo:letter-spacing="normal" fo:font-style="normal" fo:font-weight="bold"/>
    </style:style>
    <style:style style:name="P4" style:family="paragraph" style:parent-style-name="Table_20_Heading">
      <style:paragraph-properties fo:margin-left="0cm" fo:margin-right="0cm" fo:margin-top="0cm" fo:margin-bottom="0cm" loext:contextual-spacing="false" fo:text-indent="0cm" style:auto-text-indent="false"/>
      <style:text-properties fo:font-weight="bold"/>
    </style:style>
    <style:style style:name="P5" style:family="paragraph" style:parent-style-name="Table_20_Contents">
      <style:paragraph-properties fo:margin-top="0cm" fo:margin-bottom="0cm" loext:contextual-spacing="false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fo:font-variant="normal" fo:text-transform="none" fo:color="#222222" style:font-name="Roboto Condensed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/>
      <text:h text:style-name="P3" text:outline-level="1"/>
      <text:h text:style-name="P3" text:outline-level="1"><text:bookmark text:name="nöroevrim"/>Nöroevrim</text:h>
      <text:p text:style-name="Text_20_body"><text:span text:style-name="T1"/></text:p>
      <text:h text:style-name="P2" text:outline-level="2"><text:bookmark text:name="tanım"/>Tanım</text:h>
      <text:p text:style-name="P1">Yapay sinir ağlarının genetik algoritmalar ile evrimleştirilmesidir</text:p>
      <text:p text:style-name="P1"/>
      <text:h text:style-name="P2" text:outline-level="2"><text:bookmark text:name="özet"/>Özet</text:h>
      <text:p text:style-name="P1">Bu teknik, Yapay sinir ağlarının bağlantılarının, ağırlıklarının, nöron sayılarının ve katman sayılarının evrimsel bir süreçle belirlenmesidir. Bu teknikte, Yapay sinir ağları ve Genetik algoritmalar birlikte kullanılır.<text:line-break/>Yapay sinir ağları öğrenmede sadece ağırlıklarını değiştirirken, bu teknikte sinir ağı tamamen otomatik oluşturulur. Eğer oluşturulan sinir ağı yapısı itibariyle yetersiz ise, sonraki nesillerde sinir ağının yapısıda değişebilir.<text:line-break/>Yapay sinir ağının yapısı tamamen kromozom üzerinde saklanacağı için, sinir ağı tamamen mutasyonlara ve çaprazlamalara uğramaya açıktı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Roboto Condensed" svg:font-family="'Roboto Condensed', Tauri, 'Hiragino Sans GB', 'Microsoft YaHei', STHeiti, SimSun, 'Lucida Grande', 'Lucida Sans Unicode', 'Lucida Sans', 'Segoe UI', AppleSDGothicNeo-Medium, 'Malgun Gothic', Verdana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921cm" fo:margin-right="3.97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7:48:21.798000000</meta:creation-date>
    <dc:date>2016-05-16T17:54:13.089000000</dc:date>
    <meta:editing-duration>PT5M50S</meta:editing-duration>
    <meta:editing-cycles>2</meta:editing-cycles>
    <meta:generator>LibreOffice/4.4.7.2$Windows_x86 LibreOffice_project/f3153a8b245191196a4b6b9abd1d0da16eead600</meta:generator>
    <meta:document-statistic meta:table-count="0" meta:image-count="0" meta:object-count="0" meta:page-count="1" meta:paragraph-count="5" meta:word-count="81" meta:character-count="672" meta:non-whitespace-character-count="596"/>
  </office:meta>
</office:document-meta>
</file>